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c5ef0" officeooo:paragraph-rsid="000c5ef0"/>
    </style:style>
    <style:style style:name="P2" style:family="paragraph" style:parent-style-name="Standard">
      <style:paragraph-properties fo:text-align="start" style:justify-single-word="false"/>
      <style:text-properties officeooo:rsid="00106440" officeooo:paragraph-rsid="00106440"/>
    </style:style>
    <style:style style:name="T1" style:family="text">
      <style:text-properties officeooo:rsid="000db2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</text:p>
      <text:p text:style-name="P1"/>
      <text:p text:style-name="P1"/>
      <text:p text:style-name="P1"/>
      <text:p text:style-name="P1"/>
      <text:p text:style-name="P1">Keywords</text:p>
      <text:p text:style-name="P1"/>
      <text:p text:style-name="P1">SLURM,Resource Manager,Resource and Job Management System(RJMS),<text:span text:style-name="T1">Slurm Controller,Select plugin,Consumable resource(cons_res) plugin,Layouts framework API</text:span></text:p>
      <text:p text:style-name="P1"/>
      <text:p text:style-name="P1"/>
      <text:p text:style-name="P1"/>
      <text:p text:style-name="P2">Introdu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4:20:10.946566505</meta:creation-date>
    <dc:date>2015-04-08T14:27:09.112914826</dc:date>
    <meta:editing-duration>PT4M34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4" meta:word-count="15" meta:character-count="181" meta:non-whitespace-character-count="170"/>
  </office:meta>
</office:document-meta>
</file>